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200%"/>
    </style:style>
    <style:style style:name="P3" style:parent-style-name="Standard" style:family="paragraph">
      <style:paragraph-properties fo:line-height="200%"/>
    </style:style>
    <style:style style:name="T4" style:parent-style-name="DefaultParagraphFont" style:family="text">
      <style:text-properties fo:font-style="italic" style:font-style-asian="italic" style:font-style-complex="italic"/>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P7" style:parent-style-name="Standard" style:family="paragraph">
      <style:paragraph-properties fo:line-height="200%"/>
    </style:style>
    <style:style style:name="P8" style:parent-style-name="Standard" style:family="paragraph">
      <style:paragraph-properties fo:line-height="200%"/>
    </style:style>
    <style:style style:name="P9" style:parent-style-name="Standard" style:family="paragraph">
      <style:paragraph-properties fo:line-height="200%"/>
    </style:style>
    <style:style style:name="P10" style:parent-style-name="Standard" style:family="paragraph">
      <style:paragraph-properties fo:line-height="200%"/>
    </style:style>
    <style:style style:name="T11" style:parent-style-name="DefaultParagraphFont" style:family="text">
      <style:text-properties fo:font-style="italic" style:font-style-asian="italic"/>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P15" style:parent-style-name="Standard" style:family="paragraph">
      <style:paragraph-properties fo:line-height="200%"/>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paragraph-properties fo:line-height="200%"/>
    </style:style>
    <style:style style:name="P20" style:parent-style-name="Standard" style:family="paragraph">
      <style:paragraph-properties fo:break-before="page" fo:line-height="200%"/>
    </style:style>
    <style:style style:name="T21" style:parent-style-name="DefaultParagraphFont" style:family="text">
      <style:text-properties fo:font-style="italic" style:font-style-asian="italic"/>
    </style:style>
    <style:style style:name="P22" style:parent-style-name="Standard" style:family="paragraph">
      <style:paragraph-properties fo:line-height="200%"/>
    </style:style>
    <style:style style:name="P23" style:parent-style-name="Standard" style:family="paragraph">
      <style:paragraph-properties fo:break-before="page" fo:text-align="center" fo:line-height="200%"/>
    </style:style>
    <style:style style:name="P24" style:parent-style-name="Standard" style:family="paragraph">
      <style:paragraph-properties fo:line-height="200%"/>
    </style:style>
    <style:style style:name="T25" style:parent-style-name="DefaultParagraphFont" style:family="text">
      <style:text-properties fo:font-style="italic" style:font-style-asian="italic"/>
    </style:style>
  </office:automatic-styles>
  <office:body>
    <office:text text:use-soft-page-breaks="true">
      <text:p text:style-name="P1">Nemo Me Impune Lacessit</text:p>
      <text:p text:style-name="P3"><text:tab/>Edgar Allen Poe was an extremely prolific writer. <text:s/>This means that<text:s/>not all of his writings were of the highest caliber. <text:s/>But one short story that has garnered unanimous acclaim is<text:s/><text:span text:style-name="T4">The Cask of Amontillado</text:span>. <text:s/>It expertly weaves everything that Poe is known for into one elegant and disturbing package: The obsessive madness of<text:s/>a deranged mind, the bone chillingly defined setting, and remarkable wit all create something truly masterful. <text:s/>Such care is gone into every little detail of the story it is beyond compare. <text:s/>From the stark imagery to the effective dialog one can tell Poe<text:s/>chose everything with the utmost care and attention.</text:p>
      <text:p text:style-name="P5"><text:tab/>The narrative is highly simplistic but deceptively well crafted. <text:s/>Poe does not rely on cheap twists or tricks to instill true terror into the readers mind. <text:s/>By putting us in the mind of the narrator, a<text:s/>highly educated man driven by pride and obsession, we can't help but feel a deep sense of discomfort and fright. <text:s/>This is the aspect that Poe truly shines: the uncanny. <text:s/>This feeling of being so perturbed and unsettled over every aspect of the story. <text:s/></text:p>
      <text:p text:style-name="P6"><text:tab/>Montresor is introduced as a man of both status and pride. <text:s text:c="2"/>He truly belives he is justified in taking actions to right what has happened to him. <text:s/>And he makes it clear that he deserves no punishment in return. <text:s/>This is not a crime of passion but a crime of<text:s/>extreme premeditation and forethought. <text:s/>“A wrong is unredressed when retribution overtakes its redresser. <text:s/>It is equally unredressed when the avenger fails to make himself felt as such to him who has done the wrong,” <text:s/>shows how he calmly and calculatedly<text:s/>decides that this insult against him must be repaid. <text:s/>Fortunato then goes on to explain how pride is also Fortunato's weakness. <text:s/>They aren't really so different, Montresor is just blinded by obsession and madness. <text:s/></text:p>
      <text:p text:style-name="P7"><text:tab/>Fortunato is introduced in stark juxtaposition as a fool in jesters motley. <text:s/>He is in fact also a man of status and education, but hes in costume enjoying a festival. <text:s/>He is also exceedingly drunk which makes a great contrast to Montresor's extremely precise mind. <text:s/>Fortunato appears to bear no<text:s/>ill will towards Montresor, it is quite possible he doesn't remember or never took note of when he so gravely<text:s/><text:soft-page-break/>insulted him.</text:p>
      <text:p text:style-name="P8"><text:tab/>The cleverness of our narrator is exemplified in how he tricks Fortunato into coming with him into his cellar. <text:s/>Montresor doesn't outright ask him to come and verify his wine, he even tries to dissuade him a few times. <text:s/>He simply plants the bug in his ear that a mutual acquaintance is just as good at tasting wine as Fortunato himself. <text:s/>Knowing Fortunato would never allow such a slight<text:s/>to go unchecked, and probably very interested in a whole cask of an apparently rare wine, <text:s/>insists he goes immediately.</text:p>
      <text:p text:style-name="P9"><text:tab/>As they descend into the catacombs Fortunato's cough appears to get worse. <text:s/>Montresor revels in this foreshadowing of Fortunato's impeding doom. <text:s/>Montresor makes multiple mentions of the dampness and mold throughout the catacombs. <text:s/>This subtle mocking of Fortunato goes unnoticed and feeds Montressor's ego. <text:s/>The persistent cough and Fortunato's reluctance to go back up shows how stubborn<text:s/>and prideful he is. <text:s/>Montresor offers Fortunato a drink seeming innocently, but he knows the trip to his tomb is long and wants to make sure he doesn't sober up. <text:s/>This is a great example of Montresor being deceitful in a way that seems helpful to his victim.</text:p>
      <text:p text:style-name="P10"><text:tab/>Along the way they come across Montresor's coat of arms, “A huge human foot d’or, in a field azure; the foot crushes a serpent rampant whose fangs are imbedded in the heel.” “And the motto?” “<text:span text:style-name="T11">Nemo me impune lacessit.</text:span>” <text:s/>This is just the perfect symbol<text:s/>for revenge. <text:s/>If you cross his family you will be stomped out of existence, one way or another. <text:s/>The motto literally translates, “No one attacks me with impunity”. (Stratfor)</text:p>
      <text:p text:style-name="P12"><text:tab/></text:p>
      <text:p text:style-name="P13"><text:tab/>“The nitre!” I said; “see, it increases. It hangs like moss upon the vaults. We are below the river’s bed. The drops of moisture trickle among the bones. Come, we will go back ere it is too late. Your cough,” shows how much Montresor revels in the moment. <text:s/>Savoring every chance he gets to demonstrate how fully in control he is of the situation. <text:s/>This is at the heart of what makes Montresor so sinister. <text:s/>He takes more joy in the act itself not the mean result of punishing his victim. <text:s/>Montresor is a<text:s/><text:soft-page-break/>deeply troubled individual, troubled by a lust for judgment and self worth.</text:p>
      <text:p text:style-name="P14"><text:tab/>When Fortunato tests Montresor as to whether or not hes a member of the Masons, a secretive society, Montresor again shows his brashness and quick wit. <text:s/>By revealing a trowel, a very common tool for masons, he shows that he obviously has something suspicious planned. <text:s/>Nobody would walk around carrying one for no reason; especially someone of such education and high status as Montresor. <text:s text:c="2"/>This scene shows just how intoxicated Fortunato is by this point. <text:s/>Fortunato has absolutely no forethought into what he is getting<text:s/>himself into. <text:s/>Not even the bones on the ground of the crypt are dissuading him. <text:s/></text:p>
      <text:p text:style-name="P15"><text:tab/>With Fortunato sufficiently drunk, at the hand of Montresor, it is no feat whatsoever to chain him up to the wall. <text:s/>It is important to note that even in this Montresor is<text:s/>using his cunning and deceit to overpower his victim. <text:s/>Strength of body is not a characteristic of importance for our protagonist. <text:s text:c="2"/>“Pass your hand,” I said, “over the wall; you cannot help feeling the nitre. Indeed it is<text:s/><text:span text:style-name="T16">very<text:s/></text:span>damp. Once more let me<text:s/><text:span text:style-name="T17">implo</text:span><text:span text:style-name="T18">re<text:s/></text:span>you to return. No? Then I must positively leave you. But I must first render you all the little attentions in my power.”, <text:s/>This is the culmination of the foreshadowing Poe has placed throughout the story. <text:s/>Reminding Fortunato that he was free to, even encouraged, to turn around multiple times throughout the decent. <text:s/>This tactic inflicts a great deal of psychological torment on Fortunato as he can not help but blame himself for his demise. <text:s/></text:p>
      <text:p text:style-name="P19"><text:tab/></text:p>
      <text:soft-page-break/>
      <text:p text:style-name="P20"><text:tab/>Fortunato goes though an interesting series of realizations as Montresor walls him up. <text:s/>At first, he is still asking about the wine, refusing to accept the gravity of his situation. <text:s/>Then he beings to moan as his reality sets in that hes in serious trouble. <text:s/>The next stage is violent outbursts of rage and catharsis,<text:s/>he realizes that he is indeed doomed. <text:s/>This ramps all the way up to loud shrill screams for help. <text:s/>Montresor even mocks his screams for help, again showing just how much control he has over the situation. <text:s/>Completely out of options Fortunato appeals to Montresor's humor, pretending this is all an elaborate joke. <text:s text:c="2"/>In a last ditch effort Fortunato begs for his life. <text:s/>“<text:span text:style-name="T21">For the love of God, Montresor!</text:span>” “Yes,” I said, “for the love of God!,” <text:s/>Again, Montresor wastes no time in turning his phrase back at him. <text:s/>Once, Montresor finishes the job we learn this is actually half a century in the past and he has successfully gotten away with murder.</text:p>
      <text:p text:style-name="P22"><text:tab/>Poe's perfectly captures the mind of our deranged narrator by telling the story in first person. <text:s/>It <text:s/>lets us glimpse into the mind of a man sinister and obsessive. <text:s/>These are an important distinction over a character who is simply angry or insane. <text:s/>Montresor is a very particular type of villain, one of cold logic and meticulous planing. <text:s/>One who thinks of himself as a purveyor of justice, while still reveling in the sadistic pleasure of manipulation and control. <text:s/>Montresor never even mentions what insult Fortunato inflicted to cause this murder. <text:s/>Fortunato also doesn't mention or even seem like he knows why he is being murdered. <text:s/>This lends to the belief that Montresor was actually doing this out of sport instead of truly placed justice. <text:s/></text:p>
      <text:soft-page-break/>
      <text:p text:style-name="P23">Works Cited</text:p>
      <text:p text:style-name="P24">"The Narratives of China's Military Parade."<text:s/><text:span text:style-name="T25">Stratfor</text:span>. 14 Sept. 2015. Web. 10 Dec. 20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ter Israsena</meta:initial-creator>
    <dc:creator>Windows User</dc:creator>
    <meta:creation-date>2018-11-27T02:43:00Z</meta:creation-date>
    <dc:date>2018-11-27T02:43:00Z</dc:date>
    <meta:template xlink:href="Normal" xlink:type="simple"/>
    <meta:editing-cycles>2</meta:editing-cycles>
    <meta:editing-duration>PT60S</meta:editing-duration>
    <meta:document-statistic meta:page-count="5" meta:paragraph-count="15" meta:word-count="1154" meta:character-count="7720" meta:row-count="54" meta:non-whitespace-character-count="6581"/>
  </office:meta>
</office:document-meta>
</file>